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1569in" fo:margin-left="-0.0785in" table:align="left" style:writing-mode="lr-tb"/>
    </style:style>
    <style:style style:name="Table1.A" style:family="table-column">
      <style:table-column-properties style:column-width="1.4847in"/>
    </style:style>
    <style:style style:name="Table1.B" style:family="table-column">
      <style:table-column-properties style:column-width="3.1785in"/>
    </style:style>
    <style:style style:name="Table1.C" style:family="table-column">
      <style:table-column-properties style:column-width="2.3167in"/>
    </style:style>
    <style:style style:name="Table1.D" style:family="table-column">
      <style:table-column-properties style:column-width="2.1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Left">
      <style:paragraph-properties fo:margin-top="0.0138in" fo:margin-bottom="0.0138in" style:contextual-spacing="false"/>
    </style:style>
    <style:style style:name="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P3" style:family="paragraph" style:parent-style-name="HeaderRight">
      <style:text-properties fo:font-style="normal" style:font-style-asian="normal" style:font-name-complex="Arial" style:font-style-complex="italic"/>
    </style:style>
    <style:style style:name="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P5" style:family="paragraph" style:parent-style-name="Standard">
      <style:text-properties fo:color="#0000ff" style:font-name="Times New Roman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fo:color="#0000ff" style:font-name="Times New Roman" style:font-name-complex="Times New Roman"/>
    </style:style>
    <style:style style:name="P7" style:family="paragraph" style:parent-style-name="Standard">
      <style:text-properties fo:color="#0000ff" style:font-name="Times New Roman" style:font-name-complex="Times New Roman" style:font-size-complex="12pt"/>
    </style:style>
    <style:style style:name="P8" style:family="paragraph" style:parent-style-name="Standard">
      <style:text-properties fo:color="#0000ff" style:font-name="Times New Roman" officeooo:rsid="003b0baf" officeooo:paragraph-rsid="003b0baf" style:font-name-complex="Times New Roman" style:font-size-complex="12pt"/>
    </style:style>
    <style:style style:name="P9" style:family="paragraph" style:parent-style-name="Standard">
      <style:text-properties fo:color="#0000ff" style:font-name="Times New Roman" officeooo:rsid="003da89d" officeooo:paragraph-rsid="003da89d" style:font-name-complex="Times New Roman" style:font-size-complex="12pt"/>
    </style:style>
    <style:style style:name="P10" style:family="paragraph" style:parent-style-name="Standard">
      <style:text-properties fo:color="#0000ff" style:font-name="Times New Roman" officeooo:rsid="002aa356" officeooo:paragraph-rsid="002aa356" style:font-name-complex="Times New Roman"/>
    </style:style>
    <style:style style:name="P11" style:family="paragraph" style:parent-style-name="Standard">
      <style:text-properties fo:color="#0000ff" style:font-name="Times New Roman" officeooo:rsid="003b0baf" officeooo:paragraph-rsid="003b0baf" style:font-name-complex="Times New Roman"/>
    </style:style>
    <style:style style:name="P12" style:family="paragraph" style:parent-style-name="Standard">
      <style:text-properties fo:color="#0000ff" style:font-name="Times New Roman" officeooo:rsid="003b0baf" officeooo:paragraph-rsid="003cd5b7" style:font-name-complex="Times New Roman"/>
    </style:style>
    <style:style style:name="P13" style:family="paragraph" style:parent-style-name="Standard">
      <style:text-properties fo:color="#0000ff" style:font-name="Times New Roman" officeooo:rsid="002d81ce" officeooo:paragraph-rsid="003b0baf" style:font-name-complex="Times New Roman"/>
    </style:style>
    <style:style style:name="P14" style:family="paragraph" style:parent-style-name="Standard">
      <style:text-properties fo:color="#0000ff" style:font-name="Times New Roman" officeooo:rsid="0043a56f" officeooo:paragraph-rsid="0043a56f" style:font-name-complex="Times New Roman"/>
    </style:style>
    <style:style style:name="P15" style:family="paragraph" style:parent-style-name="Standard">
      <style:text-properties fo:color="#0000ff" style:font-name="Times New Roman" officeooo:rsid="0043a56f" officeooo:paragraph-rsid="004aeefe" style:font-name-complex="Times New Roman"/>
    </style:style>
    <style:style style:name="P16" style:family="paragraph" style:parent-style-name="Standard">
      <style:text-properties fo:color="#0000ff" style:font-name="Times New Roman" officeooo:rsid="0043a56f" officeooo:paragraph-rsid="004644ed" style:font-name-complex="Times New Roman"/>
    </style:style>
    <style:style style:name="P17" style:family="paragraph" style:parent-style-name="Standard">
      <style:text-properties fo:color="#0000ff" style:font-name="Times New Roman" officeooo:rsid="0043a56f" officeooo:paragraph-rsid="0044c3e3" style:font-name-complex="Times New Roman"/>
    </style:style>
    <style:style style:name="P18" style:family="paragraph" style:parent-style-name="Standard">
      <style:text-properties fo:color="#0000ff" style:font-name="Times New Roman" officeooo:rsid="004733ab" officeooo:paragraph-rsid="004733ab" style:font-name-complex="Times New Roman"/>
    </style:style>
    <style:style style:name="P19" style:family="paragraph" style:parent-style-name="Standard">
      <style:text-properties fo:color="#0000ff" style:font-name="Times New Roman" officeooo:paragraph-rsid="003cd5b7" style:font-name-complex="Times New Roman"/>
    </style:style>
    <style:style style:name="P20" style:family="paragraph" style:parent-style-name="Standard">
      <style:text-properties fo:color="#0000ff" style:font-name="Times New Roman" officeooo:rsid="0053c7b1" officeooo:paragraph-rsid="003cd5b7" style:font-name-complex="Times New Roman"/>
    </style:style>
    <style:style style:name="P21" style:family="paragraph" style:parent-style-name="Standard">
      <style:text-properties fo:color="#0000ff" style:font-name="Times New Roman" officeooo:rsid="004f9456" officeooo:paragraph-rsid="003cd5b7" style:font-name-complex="Times New Roman"/>
    </style:style>
    <style:style style:name="P22" style:family="paragraph" style:parent-style-name="Standard">
      <style:text-properties fo:color="#0000ff" style:font-name="Times New Roman" officeooo:rsid="0052d5f0" officeooo:paragraph-rsid="003cd5b7" style:font-name-complex="Times New Roman"/>
    </style:style>
    <style:style style:name="P23" style:family="paragraph" style:parent-style-name="Standard">
      <style:text-properties fo:color="#0000ff" style:font-name="Times New Roman" officeooo:rsid="003cd5b7" officeooo:paragraph-rsid="003cd5b7" style:font-name-complex="Times New Roman"/>
    </style:style>
    <style:style style:name="P24" style:family="paragraph" style:parent-style-name="Standard">
      <style:text-properties fo:color="#0000ff" style:font-name="Times New Roman" officeooo:rsid="0053e2c1" officeooo:paragraph-rsid="003da89d" style:font-name-complex="Times New Roman"/>
    </style:style>
    <style:style style:name="P25" style:family="paragraph" style:parent-style-name="Standard">
      <style:text-properties fo:color="#0000ff" style:font-name="Times New Roman" officeooo:rsid="003da89d" officeooo:paragraph-rsid="00434bdb" style:font-name-complex="Times New Roman"/>
    </style:style>
    <style:style style:name="P26" style:family="paragraph" style:parent-style-name="Standard">
      <style:text-properties fo:color="#0000ff" style:font-name="Times New Roman" fo:font-size="14pt" style:font-size-asian="14pt" style:font-name-complex="Times New Roman" style:font-size-complex="14pt"/>
    </style:style>
    <style:style style:name="P27" style:family="paragraph" style:parent-style-name="Standard">
      <style:text-properties fo:color="#0000ff" style:font-name="Times New Roman" officeooo:rsid="003b0baf" officeooo:paragraph-rsid="003b0baf" style:font-name-complex="Arial" style:font-size-complex="12pt"/>
    </style:style>
    <style:style style:name="P28" style:family="paragraph" style:parent-style-name="Standard">
      <style:text-properties fo:color="#0000ff" style:font-name="Times New Roman" officeooo:rsid="00416ee4" officeooo:paragraph-rsid="003b0baf" style:font-name-complex="Arial" style:font-size-complex="12pt"/>
    </style:style>
    <style:style style:name="P29" style:family="paragraph" style:parent-style-name="Standard">
      <style:text-properties fo:font-weight="bold" style:font-weight-asian="bold" style:font-name-complex="Arial" style:font-size-complex="12pt"/>
    </style:style>
    <style:style style:name="P30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2pt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2b5f18" officeooo:paragraph-rsid="002b5f18" style:font-weight-asian="bold" style:font-name-complex="Arial" style:font-size-complex="12pt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2d81ce" officeooo:paragraph-rsid="002d81ce" style:font-weight-asian="bold" style:font-name-complex="Arial" style:font-size-complex="12pt"/>
    </style:style>
    <style:style style:name="P33" style:family="paragraph" style:parent-style-name="Standard">
      <style:text-properties fo:font-weight="bold" officeooo:paragraph-rsid="0035a72c" style:font-weight-asian="bold" style:font-name-complex="Arial" style:font-size-complex="12pt"/>
    </style:style>
    <style:style style:name="P34" style:family="paragraph" style:parent-style-name="Standard">
      <style:text-properties fo:font-weight="bold" officeooo:rsid="0035a72c" officeooo:paragraph-rsid="0035a72c" style:font-weight-asian="bold" style:font-name-complex="Arial" style:font-size-complex="12pt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36988d" officeooo:paragraph-rsid="0036988d" style:font-weight-asian="bold" style:font-name-complex="Arial"/>
    </style:style>
    <style:style style:name="P36" style:family="paragraph" style:parent-style-name="Standard">
      <style:text-properties fo:color="#ff3333" style:font-name="Times New Roman" officeooo:rsid="003cd5b7" officeooo:paragraph-rsid="003da89d" style:font-name-complex="Times New Roman"/>
    </style:style>
    <style:style style:name="P37" style:family="paragraph" style:parent-style-name="Heading_20_9" style:list-style-name="" style:master-page-name="Standard">
      <style:paragraph-properties fo:margin-left="0in" fo:margin-right="0in" fo:text-indent="0in" style:auto-text-indent="false" style:page-number="auto"/>
      <style:text-properties style:font-size-complex="14pt"/>
    </style:style>
    <style:style style:name="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T3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T4" style:family="text">
      <style:text-properties officeooo:rsid="0023295d"/>
    </style:style>
    <style:style style:name="T5" style:family="text">
      <style:text-properties fo:font-size="10pt" style:font-size-asian="10pt" style:font-name-complex="Arial"/>
    </style:style>
    <style:style style:name="T6" style:family="text">
      <style:text-properties style:font-name="Times New Roman" fo:font-size="10pt" style:font-size-asian="10pt" style:font-name-complex="Times New Roman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size="11pt" officeooo:rsid="0026a06b" style:font-size-asian="11pt" style:font-name-complex="Arial" style:font-size-complex="11pt"/>
    </style:style>
    <style:style style:name="T9" style:family="text">
      <style:text-properties fo:font-size="11pt" officeooo:rsid="00270dc1" style:font-size-asian="11pt" style:font-name-complex="Arial" style:font-size-complex="11pt"/>
    </style:style>
    <style:style style:name="T10" style:family="text">
      <style:text-properties fo:font-size="11pt" officeooo:rsid="002aa356" style:font-size-asian="11pt" style:font-name-complex="Arial" style:font-size-complex="11pt"/>
    </style:style>
    <style:style style:name="T11" style:family="text">
      <style:text-properties officeooo:rsid="002422e6"/>
    </style:style>
    <style:style style:name="T12" style:family="text">
      <style:text-properties officeooo:rsid="00254a77"/>
    </style:style>
    <style:style style:name="T13" style:family="text">
      <style:text-properties officeooo:rsid="0028ba5f"/>
    </style:style>
    <style:style style:name="T14" style:family="text">
      <style:text-properties officeooo:rsid="002aa356"/>
    </style:style>
    <style:style style:name="T15" style:family="text">
      <style:text-properties officeooo:rsid="002ca666"/>
    </style:style>
    <style:style style:name="T16" style:family="text">
      <style:text-properties officeooo:rsid="002d81ce"/>
    </style:style>
    <style:style style:name="T17" style:family="text">
      <style:text-properties officeooo:rsid="002e18d5"/>
    </style:style>
    <style:style style:name="T18" style:family="text">
      <style:text-properties officeooo:rsid="00343630"/>
    </style:style>
    <style:style style:name="T19" style:family="text">
      <style:text-properties officeooo:rsid="0035a72c"/>
    </style:style>
    <style:style style:name="T20" style:family="text">
      <style:text-properties officeooo:rsid="0036003f"/>
    </style:style>
    <style:style style:name="T21" style:family="text">
      <style:text-properties officeooo:rsid="00366b21"/>
    </style:style>
    <style:style style:name="T22" style:family="text">
      <style:text-properties officeooo:rsid="0036988d"/>
    </style:style>
    <style:style style:name="T23" style:family="text">
      <style:text-properties officeooo:rsid="003b0baf"/>
    </style:style>
    <style:style style:name="T24" style:family="text">
      <style:text-properties officeooo:rsid="0042b99a"/>
    </style:style>
    <style:style style:name="T25" style:family="text">
      <style:text-properties officeooo:rsid="004397d6"/>
    </style:style>
    <style:style style:name="T26" style:family="text">
      <style:text-properties officeooo:rsid="0044dcca"/>
    </style:style>
    <style:style style:name="T27" style:family="text">
      <style:text-properties officeooo:rsid="0044c3e3"/>
    </style:style>
    <style:style style:name="T28" style:family="text">
      <style:text-properties officeooo:rsid="004ca932" style:font-name-complex="Arial" style:font-size-complex="12pt"/>
    </style:style>
    <style:style style:name="T29" style:family="text">
      <style:text-properties officeooo:rsid="004f8834" style:font-name-complex="Arial" style:font-size-complex="12pt"/>
    </style:style>
    <style:style style:name="T30" style:family="text">
      <style:text-properties officeooo:rsid="003cd5b7" style:font-name-complex="Arial" style:font-size-complex="12pt"/>
    </style:style>
    <style:style style:name="T31" style:family="text">
      <style:text-properties officeooo:rsid="003cd5b7"/>
    </style:style>
    <style:style style:name="T32" style:family="text">
      <style:text-properties fo:color="#ff3333" officeooo:rsid="003cd5b7"/>
    </style:style>
    <style:style style:name="T33" style:family="text">
      <style:text-properties officeooo:rsid="0052d5f0"/>
    </style:style>
    <style:style style:name="T34" style:family="text">
      <style:text-properties officeooo:rsid="00534428"/>
    </style:style>
    <style:style style:name="T35" style:family="text">
      <style:text-properties officeooo:rsid="003da89d"/>
    </style:style>
    <style:style style:name="T36" style:family="text">
      <style:text-properties officeooo:rsid="0043081c"/>
    </style:style>
    <style:style style:name="T37" style:family="text">
      <style:text-properties officeooo:rsid="00434b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9">Test Case Report</text:h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30">G<text:span text:style-name="T11">ENERALNE INFORMACIJ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2">Nivo testiranja</text:span>:</text:p>
          </table:table-cell>
          <table:table-cell table:style-name="Table1.B2" table:number-columns-spanned="3" office:value-type="string">
            <text:p text:style-name="Standard"><field:fieldmark text:name="__Fieldmark__56_2072099970" field:type="vnd.oasis.opendocument.field.FORMCHECKBOX"><field:param field:name="Checkbox_HelpText" field:value=""/><field:param field:name="Checkbox_Name" field:value="Check3"/></field:fieldmark><text:span text:style-name="T7">Unit <text:s text:c="21"/></text:span><field:fieldmark text:name="__Fieldmark__60_2072099970" field:type="vnd.oasis.opendocument.field.FORMCHECKBOX"><field:param field:name="Checkbox_HelpText" field:value=""/><field:param field:name="Checkbox_Name" field:value="Check3"/></field:fieldmark><text:span text:style-name="T7">Fun</text:span><text:span text:style-name="T8">kcionalno</text:span><text:span text:style-name="T7"> <text:s text:c="9"/></text:span><field:fieldmark text:name="__Fieldmark__68_2072099970" field:type="vnd.oasis.opendocument.field.FORMCHECKBOX"><field:param field:name="Checkbox_HelpText" field:value=""/><field:param field:name="Checkbox_Name" field:value="Check3"/></field:fieldmark><text:span text:style-name="T7">In</text:span><text:span text:style-name="T8">tegraciono</text:span><text:span text:style-name="T7"> <text:s text:c="8"/></text:span><field:fieldmark text:name="__Fieldmark__76_2072099970" field:type="vnd.oasis.opendocument.field.FORMCHECKBOX"><field:param field:name="Checkbox_HelpText" field:value=""/><field:param field:name="Checkbox_Name" field:value="Check3"/></field:fieldmark><text:span text:style-name="T7">S</text:span><text:span text:style-name="T8">istemsko</text:span><text:span text:style-name="T7"> <text:s text:c="6"/></text:span><field:fieldmark text:name="__Fieldmark__84_2072099970" field:type="vnd.oasis.opendocument.field.FORMCHECKBOX"><field:param field:name="Checkbox_HelpText" field:value=""/><field:param field:name="Checkbox_Name" field:value="Check3"/></field:fieldmark><text:span text:style-name="T7">I</text:span><text:span text:style-name="T8">nterfejs testiranje</text:span><text:span text:style-name="T7"><text:line-break/></text:span><field:fieldmark text:name="__Fieldmark__92_2072099970" field:type="vnd.oasis.opendocument.field.FORMCHECKBOX"><field:param field:name="Checkbox_HelpText" field:value=""/><field:param field:name="Checkbox_Name" field:value="Check3"/></field:fieldmark><text:span text:style-name="T7">P</text:span><text:span text:style-name="T8">erformansi</text:span><text:span text:style-name="T7"> <text:s text:c="7"/></text:span><field:fieldmark text:name="__Fieldmark__100_2072099970" field:type="vnd.oasis.opendocument.field.FORMCHECKBOX"><field:param field:name="Checkbox_HelpText" field:value=""/><field:param field:name="Checkbox_Name" field:value="Check3"/></field:fieldmark><text:span text:style-name="T7">R</text:span><text:span text:style-name="T8">egresiono</text:span><text:span text:style-name="T7"> <text:s text:c="9"/></text:span><field:fieldmark text:name="__Fieldmark__108_2072099970" field:type="vnd.oasis.opendocument.field.FORMCHECKBOX"><field:param field:name="Checkbox_HelpText" field:value=""/><field:param field:name="Checkbox_Name" field:value="Check3"/></field:fieldmark><text:span text:style-name="T7">Acceptance </text:span><text:span text:style-name="T8">(prihv</text:span><text:span text:style-name="T9">atljivosti</text:span><text:span text:style-name="T8">)</text:span><text:span text:style-name="T7"> <text:s text:c="5"/></text:span><field:fieldmark text:name="__Fieldmark__120_2072099970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Pilot </text:span><text:span text:style-name="T8">testiranje</text:span></text:p>
            <text:p text:style-name="P7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3">Datum testiranja</text:span>:</text:p>
          </table:table-cell>
          <table:table-cell table:style-name="Table1.B3" office:value-type="string">
            <text:p text:style-name="P7"><text:span text:style-name="T23">31</text:span>/<text:span text:style-name="T23">01</text:span>/<text:span text:style-name="T23">17</text:span></text:p>
          </table:table-cell>
          <table:table-cell table:style-name="Table1.A2" office:value-type="string">
            <text:p text:style-name="P29"><text:span text:style-name="T13">Sistemsko vreme (ako ima bilo kakve veze)</text:span>:</text:p>
          </table:table-cell>
          <table:table-cell table:style-name="Table1.D3" office:value-type="string">
            <text:p text:style-name="P8">16:30</text:p>
          </table:table-cell>
        </table:table-row>
        <table:table-row table:style-name="Table1.1">
          <table:table-cell table:style-name="Table1.A2" office:value-type="string">
            <text:p text:style-name="P29">Tester:</text:p>
          </table:table-cell>
          <table:table-cell table:style-name="Table1.B4" office:value-type="string">
            <text:p text:style-name="P8">Adam Galamboš</text:p>
          </table:table-cell>
          <table:table-cell table:style-name="Table1.A2" office:value-type="string">
            <text:p text:style-name="P29"><text:span text:style-name="T14">Broj t</text:span>est <text:span text:style-name="T14">c</text:span>ase-<text:span text:style-name="T14">a</text:span>:</text:p>
          </table:table-cell>
          <table:table-cell table:style-name="Table1.D4" office:value-type="string">
            <text:p text:style-name="P9"><text:span text:style-name="T36">8 </text:span>REQ #1 </text:p>
          </table:table-cell>
        </table:table-row>
        <table:table-row table:style-name="Table1.1">
          <table:table-cell table:style-name="Table1.A2" office:value-type="string">
            <text:p text:style-name="P29"><text:span text:style-name="T14">Opis t</text:span>est <text:span text:style-name="T14">c</text:span>ase-<text:span text:style-name="T14">a</text:span>:</text:p>
          </table:table-cell>
          <table:table-cell table:style-name="Table1.B5" table:number-columns-spanned="3" office:value-type="string">
            <text:p text:style-name="P11">Administratori ne mogu dodeljivati više od 50% bodova na prijavama </text:p>
            <text:p text:style-name="P12">ispita koji se održavaju na zimu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Re<text:span text:style-name="T14">zultati</text:span>:</text:p>
          </table:table-cell>
          <table:table-cell table:style-name="Table1.B6" office:value-type="string">
            <text:p text:style-name="Standard"><field:fieldmark text:name="__Fieldmark__194_2072099970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Pass </text:span><text:span text:style-name="T10">(“prošao”)</text:span><text:span text:style-name="T7"> <text:s text:c="2"/></text:span><field:fieldmark text:name="__Fieldmark__202_2072099970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7">Fail </text:span><text:span text:style-name="T10">(“pao”)</text:span></text:p>
          </table:table-cell>
          <table:table-cell table:style-name="Table1.A2" office:value-type="string">
            <text:p text:style-name="P29"><text:span text:style-name="T14">Idintifikator bug-a koji testiramo (ako postoji i ako ima veze)</text:span>:</text:p>
          </table:table-cell>
          <table:table-cell table:style-name="Table1.D6" office:value-type="string">
            <text:p text:style-name="P10"/>
          </table:table-cell>
        </table:table-row>
        <table:table-row table:style-name="Table1.1">
          <table:table-cell table:style-name="Table1.A1" table:number-columns-spanned="4" office:value-type="string">
            <text:p text:style-name="P31">Uvo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5">Zahtev (obično iz specifikacije) koji se testira</text:span>:</text:p>
          </table:table-cell>
          <table:table-cell table:style-name="Table1.B8" table:number-columns-spanned="3" office:value-type="string">
            <text:p text:style-name="P27">REQ #1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6">Uloge i odgovornosti</text:span>:</text:p>
          </table:table-cell>
          <table:table-cell table:style-name="Table1.B9" table:number-columns-spanned="3" office:value-type="string">
            <text:p text:style-name="P11">Tester Adam Galamboš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6">Procedura za podešavanje</text:span>:</text:p>
          </table:table-cell>
          <table:table-cell table:style-name="Table1.B10" table:number-columns-spanned="3" office:value-type="string">
            <text:p text:style-name="P28">- Obezbediti funkcionalnost test baze podataka</text:p>
            <text:p text:style-name="P28">- Pozicionirati se u root direktorijum projekta koristeći terminal</text:p>
            <text:p text:style-name="P28">- <text:span text:style-name="T24">Pokrenuti aplikaciju koristeći komande "mvn" i "gulp"</text:span></text:p>
            <text:p text:style-name="P28">- <text:span text:style-name="T24">Proveriti da li je omogućen pristup aplikaciji kroz WEB browser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6">Procedura za </text:span><text:soft-page-break/><text:span text:style-name="T16">zaustavljanje</text:span>:</text:p>
          </table:table-cell>
          <table:table-cell table:style-name="Table1.B11" table:number-columns-spanned="3" office:value-type="string">
            <text:p text:style-name="P13">- <text:span text:style-name="T25">Prekinuti rad programa iz terminala koristeći CTRL-C</text:span><text:soft-page-break/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2">ZAHTEVI OD OKRUŽENJ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Hardware:</text:p>
          </table:table-cell>
          <table:table-cell table:style-name="Table1.B13" table:number-columns-spanned="3" office:value-type="string">
            <text:p text:style-name="P14">Minimalna zahtevana konfiguracija za izvođenje testiranja je:</text:p>
            <text:p text:style-name="P14">procesor Intel i3 2450M, 6 GB DDR3 RAM memorije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Software:</text:p>
          </table:table-cell>
          <table:table-cell table:style-name="Table1.B14" table:number-columns-spanned="3" office:value-type="string">
            <text:p text:style-name="P14">- Oracle VirtualBox 4.3.36_Ubuntur105129 ili veća</text:p>
            <text:p text:style-name="P14">Unutar slike VirtualBox-a:</text:p>
            <text:p text:style-name="P15">- Ubuntu GNU/Linux 14.04 LTS 64bit</text:p>
            <text:p text:style-name="P14">- OpenJDK Java 1.8 ili veća</text:p>
            <text:p text:style-name="P16">- <text:span text:style-name="T26">MySQL server 5.7.12 ili veća</text:span></text:p>
            <text:p text:style-name="P14">- Aapache Maven 3.0.5 ili veća</text:p>
            <text:p text:style-name="P14">- Node 5.10.1 ili veća</text:p>
            <text:p text:style-name="P14">- Gulp 3.9.1 ili veća</text:p>
            <text:p text:style-name="P17">- <text:span text:style-name="T27">Google Chrome 50.0.2661.75 ili veća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7">Proceduralni zahtevi</text:span>:</text:p>
          </table:table-cell>
          <table:table-cell table:style-name="Table1.B15" table:number-columns-spanned="3" office:value-type="string">
            <text:p text:style-name="P18">Obezbedite da je sesija ulogovanog korisnika aktivna sve vreme testa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0">TES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8">Osobine i delovi</text:span>:</text:p>
          </table:table-cell>
          <table:table-cell table:style-name="Table1.B17" table:number-columns-spanned="3" office:value-type="string">
            <text:p text:style-name="P19"><text:span text:style-name="T23">Ovaj test testira usklađenost sa specifikacijom procesa prijave ispita iz zahteva specifikacije sa brojem REQ #1.</text:span><text:span text:style-name="T30"> </text:span><text:span text:style-name="T28">Testiranj</text:span><text:span text:style-name="T29">em ovog dela aplikacije takođe se delimično testira i proces prijave na sistem.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4">Specifikacija</text:p>
            <text:p text:style-name="P33"><text:span text:style-name="T19">ulaza</text:span>:</text:p>
          </table:table-cell>
          <table:table-cell table:style-name="Table1.B18" table:number-columns-spanned="3" office:value-type="string">
            <text:p text:style-name="P21">Postoji korisnik sa username-om <text:span text:style-name="T31">admin</text:span> i passwordom <text:span text:style-name="T31">admin</text:span>. </text:p>
            <text:p text:style-name="P21">Postoji ispitni rok sa nazivom “<text:span text:style-name="T31">z8</text:span>” <text:span text:style-name="T35">u trajanju 10.01.2017. - 12.01.2017. </text:span></text:p>
            <text:p text:style-name="P22">Postoji student sa indeksom <text:span text:style-name="T31">1</text:span>, <text:s/>imenom “s1” i prezimenom takođe “s1”</text:p>
            <text:p text:style-name="P23">Postoji nastavnik sa imenom "Kilo", prezimenom "Kilić" i zvanjem "Doktor"</text:p>
            <text:p text:style-name="P20">Postoji predmet sa nazivom “p1”<text:span text:style-name="T31">, gde je profesor Kilo Kilić, i koji sluša student "s1" "s1"</text:span></text:p>
          </table:table-cell>
          <table:covered-table-cell/>
          <table:covered-table-cell/>
        </table:table-row>
        <text:soft-page-break/>
        <table:table-row table:style-name="Table1.1">
          <table:table-cell table:style-name="Table1.A2" office:value-type="string">
            <text:p text:style-name="P29"><text:span text:style-name="T20">Koraci procedure</text:span>:</text:p>
          </table:table-cell>
          <table:table-cell table:style-name="Table1.B19" table:number-columns-spanned="3" office:value-type="string">
            <text:p text:style-name="P5">- <text:span text:style-name="T33">U gornjem desnom uglu aplikacije odabrati “Account” karticu</text:span></text:p>
            <text:p text:style-name="P5">- <text:span text:style-name="T33">Iz menija koji se pojavi odabrati “Sign in”</text:span></text:p>
            <text:p text:style-name="P5">- <text:span text:style-name="T33">Na formi koja se pojavi za username uneti “admin”, za password takođe “admin”</text:span></text:p>
            <text:p text:style-name="P5">- <text:span text:style-name="T33">Pritisnuti dugme “Sign in”</text:span></text:p>
            <text:p text:style-name="P5">- <text:span text:style-name="T33">U gornjem desnom uglu odabrati karticu “Entities”</text:span></text:p>
            <text:p text:style-name="P5">- <text:span text:style-name="T33">Iz menija koji se pojavi odabrati “Ispitne prijave”</text:span></text:p>
            <text:p text:style-name="P5">- <text:span text:style-name="T33">Ispod natpisa “Ispitne Prijaves” pritisnuti dugme sa natpisom “Create new IspitnePrijave”</text:span></text:p>
            <text:p text:style-name="P19">- <text:span text:style-name="T33">U dijalogu koji se otvorio u polje “Teorija” uneti 24, u polje “Zadaci” 25, za polje “IspitniRok” odabrati “z8”, za polje “Student” odabrati “1 s1 s1”, za polje “Predmet” odabrati “p1”. </text:span></text:p>
            <text:p text:style-name="P5">- <text:span text:style-name="T34">Pritisnuti dugne “Save”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21">Očekivani reziltati testa</text:span>:</text:p>
          </table:table-cell>
          <table:table-cell table:style-name="Table1.B20" table:number-columns-spanned="3" office:value-type="string">
            <text:p text:style-name="P24">Uspešnim izvršavanjem testa (pass) se smatra situacija kada <text:span text:style-name="T37">se </text:span>nakon pritiska na dugme “Save” pojavi poruka o <text:span text:style-name="T37">uspešno kreiranoj ispitnoj prijavi. 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5">PRAVI REZULTATI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22">Specifikacija izlaza</text:span>:</text:p>
          </table:table-cell>
          <table:table-cell table:style-name="Table1.B22" table:number-columns-spanned="3" office:value-type="string">
            <text:p text:style-name="P25">Nakon izvršavanja testa se pojavilo obaveštenje o <text:span text:style-name="T37">uspešno kreiranoj ispitnoj prijavi</text:span>. Test je <text:span text:style-name="T37">prošao</text:span>.</text:p>
            <text:p text:style-name="P25"><text:span text:style-name="T37">Ne k</text:span>onstatuje se bug u softveru.</text:p>
            <text:p text:style-name="P36"/>
          </table:table-cell>
          <table:covered-table-cell/>
          <table:covered-table-cell/>
        </table:table-row>
      </table:table>
      <text:p text:style-name="P2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138in" fo:margin-bottom="0.0835in" style:contextual-spacing="false" fo:orphans="2" fo:widows="2" style:writing-mode="lr-tb">
        <style:tab-stops>
          <style:tab-stop style:position="0.5in"/>
          <style:tab-stop style:position="1in"/>
        </style:tab-stops>
      </style:paragraph-properties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1252in" fo:margin-bottom="0.0835in" style:contextual-spacing="false" fo:keep-with-next="always"/>
      <style:text-properties fo:font-variant="small-cap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111in" fo:margin-bottom="0.0835in" style:contextual-spacing="false" fo:keep-with-next="always"/>
      <style:text-properties style:font-name="Arial Bold" fo:font-family="'Arial Bold', 'Times New Roman'" style:font-family-generic="swiss" fo:font-size="13.5pt" fo:font-weight="bold" style:font-size-asian="13.5pt" style:font-weight-asian="bold" style:font-name-complex="Arial Bold" style:font-family-complex="'Arial Bold', 'Times New Roman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3pt" fo:font-weight="bold" style:font-size-asian="13pt" style:font-weight-asian="bold" style:font-name-complex="Arial Bold" style:font-family-complex="'Arial Bold', 'Times New Roman'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2.5pt" fo:font-weight="bold" style:font-size-asian="12.5pt" style:font-weight-asian="bold" style:font-name-complex="Arial Bold" style:font-family-complex="'Arial Bold', 'Times New Roman'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0835in" fo:margin-bottom="0.0555in" style:contextual-spacing="false" fo:keep-with-next="always"/>
      <style:text-properties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1665in" fo:margin-bottom="0.0417in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1665in" fo:margin-bottom="0.0417in" style:contextual-spacing="false">
        <style:tab-stops>
          <style:tab-stop style:position="0.5in"/>
        </style:tab-stops>
      </style:paragraph-properties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Heading_20_1" style:next-style-name="Standard" style:default-outline-level="9" style:list-style-name="WW8Num1" style:class="text">
      <style:paragraph-properties fo:margin-top="0in" fo:margin-bottom="0in" style:contextual-spacing="false" fo:text-align="center" style:justify-single-word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Right" style:family="paragraph" style:parent-style-name="Standard">
      <style:paragraph-properties fo:margin-top="0.0138in" fo:margin-bottom="0.0138in" style:contextual-spacing="false" fo:text-align="end" style:justify-single-word="false">
        <style:tab-stops/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Left" style:family="paragraph" style:parent-style-name="Standard">
      <style:text-properties fo:font-size="10pt" fo:font-style="italic" fo:font-weight="bold" style:font-size-asian="10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>
      <style:text-properties fo:color="#000000" style:font-name="Arial Bold" fo:font-family="'Arial Bold', 'Times New Roman'" style:font-family-generic="swiss" fo:font-size="14pt" fo:font-style="normal" fo:font-weight="bold" style:font-size-asian="14pt" style:font-style-asian="normal" style:font-weight-asian="bold" style:font-name-complex="Arial Bold" style:font-family-complex="'Arial Bold', 'Times New Roman'" style:font-family-generic-complex="swis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8.95in" fo:margin-left="-0.075in" table:align="left" style:writing-mode="lr-tb"/>
    </style:style>
    <style:style style:name="Table2.A" style:family="table-column">
      <style:table-column-properties style:column-width="3.3875in"/>
    </style:style>
    <style:style style:name="Table2.B" style:family="table-column">
      <style:table-column-properties style:column-width="5.5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Left">
      <style:paragraph-properties fo:margin-top="0.0138in" fo:margin-bottom="0.0138in" style:contextual-spacing="false"/>
    </style:style>
    <style:style style:name="M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MP3" style:family="paragraph" style:parent-style-name="HeaderRight">
      <style:text-properties fo:font-style="normal" style:font-style-asian="normal" style:font-name-complex="Arial" style:font-style-complex="italic"/>
    </style:style>
    <style:style style:name="M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M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M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MT3" style:family="text">
      <style:text-properties officeooo:rsid="0023295d"/>
    </style:style>
    <style:style style:name="MT4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MT5" style:family="text">
      <style:text-properties fo:font-size="10pt" style:font-size-asian="10pt" style:font-name-complex="Arial"/>
    </style:style>
    <style:style style:name="MT6" style:family="text">
      <style:text-properties style:font-name="Times New Roman" fo:font-size="10pt" style:font-size-asian="10pt" style:font-name-complex="Times New Roman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&lt;</text:span><text:span text:style-name="MT2">Ime projekta</text:span><text:span text:style-name="MT1">&gt;</text:span><text:span text:style-name="MT1"><text:user-defined style:data-style-name="N0" text:name="Subject"/></text:span></text:p>
              <text:p text:style-name="MP2"/>
            </table:table-cell>
            <table:table-cell table:style-name="Table2.A1" office:value-type="string">
              <text:p text:style-name="MP3">Test Case <text:span text:style-name="MT3">Izveštaj</text:span></text:p>
              <text:p text:style-name="HeaderRight"><text:span text:style-name="MT4">&lt;datum pisanja izveštaja</text:span><text:span text:style-name="MT1">&gt;</text:span><text:span text:style-name="MT1"><text:description/></text:span></text:p>
            </table:table-cell>
          </table:table-row>
        </table:table>
        <text:p text:style-name="Header"/>
      </style:header>
      <style:footer>
        <text:p text:style-name="MP4"><text:span text:style-name="MT5"><text:tab/><text:tab/><text:tab/><text:tab/><text:tab/><text:tab/></text:span><text:span text:style-name="Page_20_Number"><text:span text:style-name="MT6"><text:page-number text:select-page="current">3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 REPORT</dc:title>
    <meta:initial-creator>Bertha Garza</meta:initial-creator>
    <meta:creation-date>2009-06-23T10:37:00</meta:creation-date>
    <dc:date>2017-01-31T18:49:34.824352746</dc:date>
    <meta:editing-cycles>42</meta:editing-cycles>
    <meta:editing-duration>PT44M6S</meta:editing-duration>
    <meta:generator>LibreOffice/4.2.8.2$Linux_X86_64 LibreOffice_project/420m0$Build-2</meta:generator>
    <meta:document-statistic meta:table-count="2" meta:image-count="0" meta:object-count="0" meta:page-count="3" meta:paragraph-count="76" meta:word-count="482" meta:character-count="3196" meta:non-whitespace-character-count="2721"/>
  </office:meta>
</office:document-meta>
</file>